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9000002515F73DA56.png" manifest:media-type="image/png"/>
  <manifest:file-entry manifest:full-path="Pictures/100000010000055D0000023C98C026A9.png" manifest:media-type="image/png"/>
  <manifest:file-entry manifest:full-path="Pictures/10000001000007730000042BC0581E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4a6" officeooo:paragraph-rsid="000d44a6"/>
    </style:style>
    <style:style style:name="P2" style:family="paragraph" style:parent-style-name="Standard">
      <style:paragraph-properties fo:break-before="page"/>
      <style:text-properties officeooo:rsid="000d44a6" officeooo:paragraph-rsid="000d44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CI results:</text:p>
      <text:p text:style-name="P1"><draw:frame draw:style-name="fr1" draw:name="Image1" text:anchor-type="char" svg:x="0.1654in" svg:y="0.2937in" svg:width="6.9252in" svg:height="2.9646in" draw:z-index="0"><draw:image xlink:href="Pictures/1000000100000569000002515F73DA56.png" xlink:type="simple" xlink:show="embed" xlink:actuate="onLoad" draw:mime-type="image/png"/></draw:frame><draw:frame draw:style-name="fr1" draw:name="Image2" text:anchor-type="char" svg:x="0.1654in" svg:y="3.9346in" svg:width="6.9252in" svg:height="2.8846in" draw:z-index="1"><draw:image xlink:href="Pictures/100000010000055D0000023C98C026A9.png" xlink:type="simple" xlink:show="embed" xlink:actuate="onLoad" draw:mime-type="image/png"/></draw:frame></text:p>
      <text:p text:style-name="P2"><draw:frame draw:style-name="fr1" draw:name="Image3" text:anchor-type="char" svg:x="0.139in" svg:y="0.1055in" svg:width="6.9252in" svg:height="3.8736in" draw:z-index="2"><draw:image xlink:href="Pictures/10000001000007730000042BC0581E4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3:55:33.333000000</meta:creation-date>
    <dc:date>2024-09-30T14:10:07.701000000</dc:date>
    <meta:editing-duration>PT14M34S</meta:editing-duration>
    <meta:editing-cycles>3</meta:editing-cycles>
    <meta:generator>LibreOffice/24.2.0.3$Windows_X86_64 LibreOffice_project/da48488a73ddd66ea24cf16bbc4f7b9c08e9bea1</meta:generator>
    <meta:document-statistic meta:table-count="0" meta:image-count="3" meta:object-count="0" meta:page-count="2" meta:paragraph-count="1" meta:word-count="3" meta:character-count="19" meta:non-whitespace-character-count="17"/>
  </office:meta>
</office:document-meta>
</file>